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7b853" officeooo:paragraph-rsid="0007b853"/>
    </style:style>
    <style:style style:name="P2" style:family="paragraph" style:parent-style-name="Text_20_body">
      <style:text-properties officeooo:paragraph-rsid="000a6ac9"/>
    </style:style>
    <style:style style:name="P3" style:family="paragraph" style:parent-style-name="Text_20_body">
      <style:text-properties officeooo:rsid="000b0a7e" officeooo:paragraph-rsid="000b0a7e"/>
    </style:style>
    <style:style style:name="P4" style:family="paragraph" style:parent-style-name="Text_20_body">
      <style:text-properties officeooo:rsid="000b79e8" officeooo:paragraph-rsid="000b79e8"/>
    </style:style>
    <style:style style:name="P5" style:family="paragraph" style:parent-style-name="Text_20_body">
      <style:text-properties officeooo:rsid="000ca151" officeooo:paragraph-rsid="000ca151"/>
    </style:style>
    <style:style style:name="P6" style:family="paragraph" style:parent-style-name="Text_20_body">
      <style:text-properties officeooo:paragraph-rsid="000ca151"/>
    </style:style>
    <style:style style:name="P7" style:family="paragraph" style:parent-style-name="Text_20_body">
      <style:text-properties officeooo:rsid="000d6897" officeooo:paragraph-rsid="000d6897"/>
    </style:style>
    <style:style style:name="T1" style:family="text">
      <style:text-properties officeooo:rsid="0007b853"/>
    </style:style>
    <style:style style:name="T2" style:family="text">
      <style:text-properties officeooo:rsid="000a6ac9"/>
    </style:style>
    <style:style style:name="T3" style:family="text">
      <style:text-properties officeooo:rsid="000b0a7e"/>
    </style:style>
    <style:style style:name="T4" style:family="text">
      <style:text-properties officeooo:rsid="000b79e8"/>
    </style:style>
    <style:style style:name="T5" style:family="text">
      <style:text-properties officeooo:rsid="000ca151"/>
    </style:style>
    <style:style style:name="T6" style:family="text">
      <style:text-properties officeooo:rsid="000d68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ktspecifikation</text:h>
      <text:p text:style-name="P1">Projektet kommer att utföras på Företaget Issuefab AB. <text:span text:style-name="T4">Issuefab Ab är ett fintech företag som sysslar med betallösningar. Deras egna produkt är att göra det möjligt att dela upp företagskort till virtuella kort som gör det möjligt att ge ut ett virtuellt kort för en specifik utgift till skillnad från att ge en anställd tillgång till hela beloppet på ett företagskort. </text:span></text:p>
      <text:p text:style-name="P4">Issuefab har intresse att utveckla ett schemasystem för internt bruk då <text:span text:style-name="T5">ingen lösning på den etablerade marknaden uppfyller allt som de söker efter. </text:span></text:p>
      <text:p text:style-name="P6"><text:span text:style-name="T5">In-house kraven på systemet som byggs kommer att vara att: flextid hanteras på ett bra sätt, det ska gå att få vecko rapporter över hur de anställda ligger till med sin flextid, sjukdagar, semester, månadsvyer för hur de anställda ligger till med sjukdagar, flextid och semester. Anställda rapporterar Själva in när de börjar och slutar sin arbetsdag och systemet kommer även ha stöd för att skicka ut påminnelser för detta via Slack. </text:span></text:p>
      <text:p text:style-name="P5">Utöver in-house kraven kommer även en undersökning på andra system att göras för att se vilka funktioner som de har stöd för och om det <text:span text:style-name="T6">t</text:span>är funktioner som också borde integreras i Issuefabs lösning. <text:span text:style-name="T6">Några som kommer att undersökas är: Harvest, Nikabot och Issuefabs nuvarande lösning. [vad kostar konkuransen?]</text:span></text:p>
      <text:p text:style-name="P7">För att utveckla systemet kommer </text:p>
      <text:p text:style-name="P5"/>
      <text:p text:style-name="P2"><text:span text:style-name="T1">Issuefab vill utveckla ett schemasystem för internt bruk. Schemasystemet kommer vara tillgängligt via webben och </text:span><text:span text:style-name="T2">kommer att bestå av en back-end lösning och en front-end lösning.</text:span></text:p>
      <text:p text:style-name="P2"><text:span text:style-name="T2"><text:s/>Backend lösningen kommer att byggas på Cloudflares serverless paltform och använda Cloudflare workers för att bygga upp en API. För att lagra data till applikationen kommer Cloudflares Durable objekts att användas som är en del utav deras serverless lösning för Cloudflare workers. </text:span></text:p>
      <text:p text:style-name="P2"><text:span text:style-name="T2">Front-end lösningen kommer att byggas med Stensil.js </text:span><text:span text:style-name="T3">som är ett javascript bibliotek för att bygga Web components. Stensil.js har tagit efter react och använder JSX under utvecklingen men gör det sedan möjligt att kompilera till standardiserade web components.</text:span></text:p>
      <text:p text:style-name="P3">Schemasystemet kommer att byggas så att det kan hantera flex tid och vecko rapporter för hur anställda ligger till i sin tidsbank. <text:span text:style-name="T4">Stöd sjukdagar och semester kommer också att finnas. </text:span></text:p>
      <text:p text:style-name="P3">Den redan existerande marknaden kommer att undersökas för att bland annat se vilka funktioner de implementerar <text:span text:style-name="T4">och de funktioner som är bra kommer övervägas att implementeras i Issuefabs lösning. <text:s text:c="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0:46:28.228626108</meta:creation-date>
    <dc:date>2022-03-21T12:06:44.151612458</dc:date>
    <meta:editing-duration>PT3M34S</meta:editing-duration>
    <meta:editing-cycles>1</meta:editing-cycles>
    <meta:document-statistic meta:table-count="0" meta:image-count="0" meta:object-count="0" meta:page-count="1" meta:paragraph-count="11" meta:word-count="376" meta:character-count="2420" meta:non-whitespace-character-count="2045"/>
    <meta:generator>LibreOffice/6.4.7.2$Linux_X86_64 LibreOffice_project/40$Build-2</meta:generator>
  </office:meta>
</office:document-meta>
</file>